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003cm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8.008cm"/>
    </style:style>
    <style:style style:name="Table1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e1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Heading_20_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2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fo:language="en" fo:country="US" style:font-size-asian="14pt" style:font-size-complex="14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fo:language="en" fo:country="US" style:font-size-asian="10pt" style:font-size-complex="10pt"/>
    </style:style>
    <style:style style:name="P9" style:family="paragraph" style:parent-style-name="Text_20_body">
      <style:paragraph-properties fo:margin-top="0.423cm" fo:margin-bottom="0.212cm"/>
      <style:text-properties fo:font-size="14pt" style:font-size-asian="14pt" style:font-size-complex="14pt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Heading_20_2">
      <style:text-properties fo:font-size="14pt" style:font-size-asian="14pt" style:font-size-complex="14pt"/>
    </style:style>
    <style:style style:name="P12" style:family="paragraph" style:parent-style-name="Heading_20_3">
      <style:text-properties fo:font-size="14pt" style:font-size-asian="14pt" style:font-size-complex="14pt"/>
    </style:style>
    <style:style style:name="P13" style:family="paragraph" style:parent-style-name="Preformatted_20_Text">
      <style:paragraph-properties fo:margin-top="0cm" fo:margin-bottom="0.499cm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size-complex="14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Heading"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font-name="Symbol"/>
    </style:style>
    <style:style style:name="T5" style:family="text">
      <style:text-properties style:font-name="Symbol"/>
    </style:style>
    <style:style style:name="T6" style:family="text">
      <style:text-properties fo:font-style="italic"/>
    </style:style>
    <style:style style:name="T7" style:family="text">
      <style:text-properties style:font-name="Times New Roman1" fo:font-weight="bold"/>
    </style:style>
    <style:style style:name="T8" style:family="text">
      <style:text-properties fo:letter-spacing="0.035cm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271cm" fo:text-indent="-0.635cm" fo:margin-left="8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541cm" fo:text-indent="-0.635cm" fo:margin-left="9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811cm" fo:text-indent="-0.635cm" fo:margin-left="10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081cm" fo:text-indent="-0.635cm" fo:margin-left="12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351cm" fo:text-indent="-0.635cm" fo:margin-left="13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986cm" fo:text-indent="-0.635cm" fo:margin-left="13.9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Вопрос 12. Файлы текстовые и бинарные. Режимы открытия файлов. Файлы прямого доступа.</text:h>
      <text:p text:style-name="P2">«Двоичный файл» - это: </text:p>
      <text:list xml:id="list43249457" text:style-name="L2">
        <text:list-item>
          <text:p text:style-name="P5">файл, в котором используется двоичный поиск, </text:p>
        </text:list-item>
        <text:list-item>
          <text:p text:style-name="P5">файл, в котором данные представлены в двоичной системе счисления</text:p>
        </text:list-item>
      </text:list>
      <text:p text:style-name="Text_20_body"><text:span text:style-name="Strong_20_Emphasis"><text:span text:style-name="T10">Файлом</text:span></text:span><text:span text:style-name="T10"> называют способ хранения информации на физическом устройстве. Файл — это понятие, которое применимо ко всему — от файла на диске до терминала. </text:span></text:p>
      <text:p text:style-name="Text_20_body"><text:span text:style-name="T10">В C++ отсутствуют операторы для работы с файлами. Все необходимые действия выполняются с помощью функций, включенных в стандартную библиотеку. Они позволяют работать с различными устройствами, такими, как диски, принтер, коммуникационные каналы и т.д. Эти устройства сильно отличаются друг от друга. Однако файловая система преобразует их в </text:span><text:span text:style-name="Emphasis"><text:span text:style-name="T10">единое абстрактное логическое устройство</text:span></text:span><text:span text:style-name="T10">, называемое </text:span><text:span text:style-name="Strong_20_Emphasis"><text:span text:style-name="T10">потоком</text:span></text:span><text:span text:style-name="T10">. </text:span></text:p>
      <text:p text:style-name="Text_20_body"><text:span text:style-name="Strong_20_Emphasis"><text:span text:style-name="T10">Текстовый поток</text:span></text:span><text:span text:style-name="T10"> — это последовательность символов. При передаче символов из потока на экран, часть из них не выводится (например, символ возврата каретки, перевода строки). </text:span></text:p>
      <text:p text:style-name="Text_20_body"><text:span text:style-name="Strong_20_Emphasis"><text:span text:style-name="T10">Двоичный поток</text:span></text:span><text:span text:style-name="T10"> — это последовательность байтов, которые однозначно соответствуют тому, что находится на внешнем устройстве.</text:span></text:p>
      <text:h text:style-name="P11" text:outline-level="2">Основной принцип работы с <text:span text:style-name="T1">FileIO</text:span></text:h>
      <text:p text:style-name="P8">FILE *fp</text:p>
      <text:p text:style-name="P8">fp = fopen('filename', 'file mode');</text:p>
      <text:p text:style-name="P8">while (fread(void *buffer, unitSize, unitCount, fp) != EOF) { // EOF = -1</text:p>
      <text:p text:style-name="P8">// handle buffer</text:p>
      <text:p text:style-name="P8">}</text:p>
      <text:p text:style-name="P8">fwrite(void *data, unitSize, unitCount, fp);</text:p>
      <text:p text:style-name="P8">fclose(fp);</text:p>
      <text:h text:style-name="P11" text:outline-level="2">Режимы доступа к файлу</text:h>
      <text:p text:style-name="P4">Режим доступа — строка, указывающая режим открытия файла файла и тип файла </text:p>
      <text:p text:style-name="P10"><text:span text:style-name="T10">Типы файла: </text:span><text:span text:style-name="Strong_20_Emphasis"><text:span text:style-name="T10">бинарный</text:span></text:span><text:span text:style-name="T10"> (b); </text:span><text:span text:style-name="Strong_20_Emphasis"><text:span text:style-name="T10">текстовый</text:span></text:span><text:span text:style-name="T10"> (t)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Значение</text:p>
          </table:table-cell>
          <table:table-cell table:style-name="Table1.B1" office:value-type="string">
            <text:p text:style-name="P16">Описание</text:p>
          </table:table-cell>
        </table:table-row>
        <table:table-row>
          <table:table-cell table:style-name="Table1.A2" office:value-type="string">
            <text:p text:style-name="P14">r</text:p>
          </table:table-cell>
          <table:table-cell table:style-name="Table1.B2" office:value-type="string">
            <text:p text:style-name="P15">Файл открывается только для чтения</text:p>
          </table:table-cell>
        </table:table-row>
        <table:table-row>
          <table:table-cell table:style-name="Table1.A2" office:value-type="string">
            <text:p text:style-name="P14">w</text:p>
          </table:table-cell>
          <table:table-cell table:style-name="Table1.B2" office:value-type="string">
            <text:p text:style-name="P15">Файл открывается только для записи. Если соответствующий физический файл существует, он будет перезаписан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B2" office:value-type="string">
            <text:p text:style-name="P15">Файл открывается для записи в конец (для дозаписи) или создается, если не существует</text:p>
          </table:table-cell>
        </table:table-row>
        <table:table-row>
          <table:table-cell table:style-name="Table1.A2" office:value-type="string">
            <text:p text:style-name="P14">r+</text:p>
          </table:table-cell>
          <table:table-cell table:style-name="Table1.B2" office:value-type="string">
            <text:p text:style-name="P15">Файл открывается для чтения и записи.</text:p>
          </table:table-cell>
        </table:table-row>
        <table:table-row>
          <table:table-cell table:style-name="Table1.A2" office:value-type="string">
            <text:p text:style-name="P14">w+</text:p>
          </table:table-cell>
          <table:table-cell table:style-name="Table1.B2" office:value-type="string">
            <text:p text:style-name="P15">Файл открывается для записи и чтения. Если соответствующий физический файл существует, он будет перезаписан</text:p>
          </table:table-cell>
        </table:table-row>
        <table:table-row>
          <table:table-cell table:style-name="Table1.A7" office:value-type="string">
            <text:p text:style-name="P14">a+</text:p>
          </table:table-cell>
          <table:table-cell table:style-name="Table1.B7" office:value-type="string">
            <text:p text:style-name="P15">Файл открывается для записи в конец (для дозаписи) или создается, если не существует</text:p>
          </table:table-cell>
        </table:table-row>
      </table:table>
      <text:p text:style-name="P4"/>
      <text:h text:style-name="P12" text:outline-level="3"><text:soft-page-break/>Модель двоичного файла</text:h>
      <text:p text:style-name="P4">Двоичный файл отличается от текстового тем, что данные в нем представлены <text:bookmark text:name="m3"/><text:span text:style-name="T3">во внутренней форме (</text:span>см.<text:span text:style-name="T3">1.3).</text:span> А поскольку при внутреннем представлении используется двоичная система счисления, то «в честь ее» файлы и называются двоичными. По существу, двоичный файл является аналогом внутренней (оперативной, физической) памяти – <text:bookmark text:name="m4"/><text:span text:style-name="T3">неограниченным массивом байтов </text:span>с возможностью непосредственного обращения (<text:span text:style-name="T3">произвольного доступа</text:span>) к любой его части.</text:p>
      <text:p text:style-name="P4">Такая модель файла полностью совпадает с системой представлений, принятой в Си для работы с памятью на низком (физическом уровне). </text:p>
      <text:p text:style-name="P4"><text:span text:style-name="T5">·</text:span><text:span text:style-name="T4"> </text:span>физическая память имеет байтную структуру – единицей адресации является байт;</text:p>
      <text:p text:style-name="P4"><text:span text:style-name="T5">·</text:span><text:span text:style-name="T4"> </text:span>любая переменная занимает фиксированное количество байтов, определяемое ее типом. Операция <text:bookmark text:name="m5"/><text:span text:style-name="T2">sizeof </text:span>возвращает эту размерность<text:span text:style-name="T1">;</text:span></text:p>
      <text:p text:style-name="P4"><text:span text:style-name="T5">·</text:span><text:span text:style-name="T4"> </text:span>указатель на переменную интерпретируется как ее адрес в памяти. Преобразование типа указателя к <text:bookmark text:name="m6"/><text:span text:style-name="T2">void</text:span><text:span text:style-name="T3">*</text:span> позволяет интерпретировать его как «чистый» адрес, а преобразование к <text:bookmark text:name="m7"/><text:span text:style-name="T2">char</text:span><text:span text:style-name="T3">*</text:span> - как указатель на массив байтов (физическое представление памяти).</text:p>
      <text:p text:style-name="P4">Исходя из этих принципов, функции двоичного ввода-вывода <text:bookmark text:name="m8"/><text:span text:style-name="T3">fread и fwrite</text:span> переносят содержимое памяти в двоичный файл «прозрачно», т.е. байт в байт без каких либо преобразований. Функции используются для перенесения данных из файла в память программы (чтение) и обратно (запись). </text:p>
      <text:p text:style-name="P8">int fread (void *buf, int size, int nrec, FILE *fd);</text:p>
      <text:p text:style-name="P8">int fwrite (void *buf, int size, int nrec, FILE *fd);</text:p>
      <text:p text:style-name="P4">Особенностью этих функций является то, что для них безразличен (неизвестен) характер структуры данных в той области памяти, в которую осуществляется ввод-вывод (указатель <text:bookmark text:name="m9"/><text:span text:style-name="T3">void* buf).</text:span> Функци <text:bookmark text:name="m10"/><text:span text:style-name="T3">fread </text:span>читает, а функция <text:bookmark text:name="m11"/><text:span text:style-name="T3">fwrite</text:span> пишет в файл, начиная с текущей позиции, массив из <text:bookmark text:name="m12"/><text:span text:style-name="T3">nrec</text:span> элементов размерностью <text:bookmark text:name="m13"/><text:span text:style-name="T3">size</text:span> байтов каждый, возвращая количество успешно прочитанных (записанных) элементов. </text:p>
      <text:p text:style-name="P4">Чтобы воспользоваться этими функциями, необходимо обеспечить преобразования переменных к «массиву байтов», используя указатели для задания адресов и операцию <text:bookmark text:name="m14"/><text:span text:style-name="T2">sizeof</text:span> для вычисления размерности:</text:p>
      <text:p text:style-name="P7">// Прочитать целую переменную и следующий за ней</text:p>
      <text:p text:style-name="P7">// динамический массив из n переменных типа double </text:p>
      <text:p text:style-name="P7"><text:span text:style-name="T1">int</text:span> <text:span text:style-name="T1">n</text:span>; // в целой переменной – размерность массива</text:p>
      <text:p text:style-name="P7"><text:span text:style-name="T1">fread</text:span>(&amp;<text:span text:style-name="T1">n</text:span>, <text:span text:style-name="T1">sizeof</text:span>(<text:span text:style-name="T1">int</text:span>),1,<text:span text:style-name="T1">fd</text:span>); // указатель на переменную <text:span text:style-name="T1">int</text:span></text:p>
      <text:p text:style-name="P8">double *pd = new double[n]; </text:p>
      <text:p text:style-name="P7"><text:span text:style-name="T1">fread(pd, sizeof(double),n,fd); // </text:span>преобразование к <text:bookmark text:name="m15"/><text:span text:style-name="T2">void* - </text:span><text:span text:style-name="T3">неявное</text:span></text:p>
      <text:p text:style-name="P4">Дальнейшее изложение приходится начинать с банальности: при использовании исключительно функций <text:bookmark text:name="m16"/><text:span text:style-name="T2">fread</text:span><text:span text:style-name="T3">/</text:span><text:span text:style-name="T2">fwrite</text:span><text:span text:style-name="T3"> </text:span>данные, записанные в определенной последовательности в файл, хранятся в нем и читаются в том же самом порядке. Этот неизменный порядок извлечения данных называется <text:span text:style-name="T3">последовательным доступом,</text:span> а файл - <text:span text:style-name="T3">последовательным двоичным файлом</text:span>. Естественно, что нас при этом не интересуют адреса размещения данных в файле. Однако существует и другой способ, позволяющий извлекать данные в любом произвольном порядке – <text:bookmark text:name="m17"/><text:span text:style-name="T3">прямой (или произвольный) доступ. </text:span></text:p>
      <text:p text:style-name="P4">Произвольный доступ базируется на понятии адреса в двоичном файле. Поскольку на физическом уровне двоичный файл представляется как «неограниченно растущий» массив байтов, то под адресом понимается порядковый номер байта, начиная с 0. </text:p>
      <text:p text:style-name="P4"><text:soft-page-break/>В Си для представления адресов используются переменные типа <text:span text:style-name="T2">long</text:span><text:span text:style-name="T3">, </text:span>на которые можно распространить известное понятие указатель <text:span text:style-name="T3">- указатель в файле. </text:span>Такая образная аналогия вполне уместна и позволяет с общих позиций рассматривать структуры данных, размещенные в файлах. Указатель в файле не является типизированным, его тип никак не связан с типом адресуемых данных и он рассматривается как «чистый» физический адрес в файле.</text:p>
      <text:p text:style-name="P4">Но для начала обсудим, как произвольный доступ и система адресации поддерживается библиотекой ввода-вывода. С каждым открытым файлом связывается такой параметр как <text:bookmark text:name="m18"/><text:span text:style-name="T3">текущая позиция </text:span>(текущий адрес) - номер байта, начиная с которого будет выполняться очередная операция чтения-записи. При открытии файла текущая позиция устанавливается на начало файла, после чтения-записи порции данных перемещается вперед на размерность этих данных. Для дополнения файла новыми данными необходимо установить текущую позицию на конец файла и выполнить операцию записи. </text:p>
      <text:p text:style-name="P4"><text:span text:style-name="T6">Замечание: </text:span>текущая позиция в файле является адресом размещения переменной в нем, но получить этот адрес можно <text:span text:style-name="T6">перед, </text:span>и не <text:span text:style-name="T6">после </text:span>ее чтения оттуда.</text:p>
      <text:p text:style-name="P4">Текущую позицию можно читать и устанавливать с помощью функций позиционирования, которые превращают последовательный файл в файл произвольного доступа. Функция <text:bookmark text:name="m19"/><text:span text:style-name="T7">long ftell(FILE *fp)</text:span> возвращает текущую позицию в файле. Если по каким-то причинам текущая позиция не определена, функция возвращает <text:bookmark text:name="m20"/><text:span text:style-name="T3">-1.</text:span> Это же самое значение будем использовать в дальнейшем для представления недействительного значения файлового указателя (файловый <text:bookmark text:name="m21"/><text:span text:style-name="T3">NULL</text:span>), самостоятельно определив его</text:p>
      <text:p text:style-name="P7">#define FNULL -1L</text:p>
      <text:p text:style-name="P4">Функция <text:bookmark text:name="m22"/><text:span text:style-name="T7">int fseek(FILE *fp, long pos, int mode)</text:span><text:span text:style-name="T8"> </text:span>устанавливает текущую позицию в файле на байт с номером <text:bookmark text:name="m23"/><text:span text:style-name="T3">pos.</text:span> Параметр <text:span text:style-name="T3">mode </text:span>определяет, относительно чего отсчитывается текущая позиция в файле, и имеет символические и числовые значения (установленные в <text:bookmark text:name="m24"/><text:span text:style-name="T3">stdio.h)</text:span>:</text:p>
      <text:p text:style-name="P7">#define SEEK_SET 0 // Относительно начала файла</text:p>
      <text:p text:style-name="P7">// начало файла - позиция 0</text:p>
      <text:p text:style-name="P7">#define SEEK_CUR 1 // Относительно текущей позиции,</text:p>
      <text:p text:style-name="P7">// &gt;0 - вперед, &lt;0 - назад</text:p>
      <text:p text:style-name="P7">#define SEEK_END 2 // Относительно конца файла </text:p>
      <text:p text:style-name="P7">// (значение pos - отрицательное)</text:p>
      <text:p text:style-name="P4">Функция <text:bookmark text:name="m25"/><text:span text:style-name="T3">fseek</text:span> возвращает значение <text:bookmark text:name="m26"/><text:span text:style-name="T3">0</text:span> при успешном позиционировании и <text:bookmark text:name="m27"/><text:span text:style-name="T3">-1 (EOF) </text:span>- при ошибке. Различные значения параметра <text:bookmark text:name="m28"/><text:span text:style-name="T2">mode</text:span><text:span text:style-name="T3"> </text:span>определяют различные способы адресации данных в файле:</text:p>
      <text:p text:style-name="P4"><text:span text:style-name="T5">·</text:span><text:span text:style-name="T4"> </text:span>значение <text:bookmark text:name="m29"/><text:span text:style-name="T2">SEEK</text:span><text:span text:style-name="T3">_</text:span><text:bookmark text:name="m30"/><text:span text:style-name="T2">SET</text:span><text:span text:style-name="T3"> </text:span>определяет <text:bookmark text:name="m31"/><text:span text:style-name="T3">абсолютную </text:span>адресацию данных в файле от его начала. Заметим, что функция <text:span text:style-name="T2">ftell</text:span><text:span text:style-name="T3"> </text:span>возвращает текущую позицию в абсолютном значении;</text:p>
      <text:p text:style-name="P9"><text:span text:style-name="T5">·</text:span><text:span text:style-name="T4"> </text:span>значение <text:bookmark text:name="m32"/><text:span text:style-name="T2">SEEK</text:span><text:span text:style-name="T3">_</text:span><text:bookmark text:name="m33"/><text:span text:style-name="T2">END</text:span><text:span text:style-name="T3"> </text:span>за начало координат берет конец файла (<text:span text:style-name="T2">EOF</text:span>). Адреса уже записанных данных имеют отрицательное значение. Например, если в конце файла находится целая переменная, то ее позиция при адресации от конца файла будет иметь значение <text:bookmark text:name="m34"/><text:span text:style-name="T3">0–</text:span><text:bookmark text:name="m35"/><text:span text:style-name="T2">sizeof</text:span><text:span text:style-name="T3">(</text:span><text:bookmark text:name="m36"/><text:span text:style-name="T2">int</text:span><text:span text:style-name="T3">).</text:span></text:p>
      <text:p text:style-name="P4"><text:span text:style-name="T5">·</text:span><text:span text:style-name="T4"> </text:span>значение <text:bookmark text:name="m37"/><text:span text:style-name="T2">SEEK</text:span><text:span text:style-name="T3">_</text:span><text:bookmark text:name="m38"/><text:span text:style-name="T2">CUR</text:span><text:span text:style-name="T3"> </text:span>дает способ <text:bookmark text:name="m39"/><text:span text:style-name="T3">относительной </text:span>адресации от текущего положения указателя в файле. Таким образом, задается <text:span text:style-name="T6">расстояние </text:span>в байтах от текущей переменной до адресуемой. Если это <text:span text:style-name="T6">расстояние</text:span> само находится в файле, то оно обычно носит название <text:span text:style-name="T3">смещения.</text:span></text:p>
      <text:h text:style-name="P12" text:outline-level="3"><text:soft-page-break/>Позиционирование в текстовом файле</text:h>
      <text:p text:style-name="P4">Текстовые файлы являются по своей природе файлами последовательного доступа. Единственным исключением из этого правила является позиционирование (возврат) к уже прочитанному фрагменту текста при помощи функции <text:span text:style-name="T3">fseek</text:span>. Но для этого необходимо при первоначальном последовательном просмотре файла определить текущую позицию этого фрагмента в файле функций <text:bookmark text:name="m69"/><text:span text:style-name="T3">ftell,</text:span> вызвав ее перед функцией чтения.</text:p>
      <text:h text:style-name="P12" text:outline-level="3">Форматированный файловый ввод-вывод</text:h>
      <text:p text:style-name="P4">1) Функции fgetc() и fputc() позволяют соттветственно осуществить ввод-вывод символа. </text:p>
      <text:p text:style-name="P4">2) Функции fgets() и fputs() позволяют соттветственно осуществить ввод-вывод строки. </text:p>
      <text:p text:style-name="P4">3) Функции fscanf() и fprintf() позволяют соттветственно осуществить форматированный ввод-вывод и аналогичный соответствующим функиям форматированного ввода-вывода, только делают это применительно к файлу. </text:p>
      <text:h text:style-name="P11" text:outline-level="2">Организация работы с файлами средствами C++</text:h>
      <text:h text:style-name="P12" text:outline-level="3">Файловый ввод-вывод с использованием потоков</text:h>
      <text:p text:style-name="P4">Библиотека потокового ввода-вывода </text:p>
      <text:p text:style-name="P13"><text:s text:c="8"/>fstream</text:p>
      <text:p text:style-name="P4">Связь файла с потоком вывода </text:p>
      <text:p text:style-name="P13"><text:s/>ofstream имя логического файла;</text:p>
      <text:p text:style-name="P4">Связь файла с потоком ввода </text:p>
      <text:p text:style-name="P13">ifstream имя логического файла;</text:p>
      <text:p text:style-name="P4">Открытие файла </text:p>
      <text:p text:style-name="P13">имя логического файла.open(имя физического файла);</text:p>
      <text:p text:style-name="P4">Закрытие файла </text:p>
      <text:p text:style-name="P13">имя логического файла.close(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6T14:02:52.10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1" meta:image-count="0" meta:object-count="0" meta:page-count="4" meta:paragraph-count="87" meta:word-count="1247" meta:character-count="9078" meta:non-whitespace-character-count="7950"/>
  </office:meta>
</office:document-meta>
</file>